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A2000000DF23510ECE0AAA1C0F.png" manifest:media-type="image/png"/>
  <manifest:file-entry manifest:full-path="Pictures/10000200000000A2000000DF74A2C05D874A5863.png" manifest:media-type="image/png"/>
  <manifest:file-entry manifest:full-path="Pictures/10000201000000F1000004688762535FC11595F9.png" manifest:media-type="image/png"/>
  <manifest:file-entry manifest:full-path="Pictures/1000000000000188000000B14C9B61B9D7C4831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DemiLight" svg:font-family="'Noto Sans CJK SC DemiLight'" style:font-family-generic="system" style:font-pitch="variable"/>
    <style:font-face style:name="Open Sans1" svg:font-family="'Open Sans'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20ee98"/>
    </style:style>
    <style:style style:name="P3" style:family="paragraph" style:parent-style-name="Standard">
      <style:paragraph-properties fo:text-align="end" style:justify-single-word="false"/>
      <style:text-properties officeooo:paragraph-rsid="00213e4b"/>
    </style:style>
    <style:style style:name="P4" style:family="paragraph" style:parent-style-name="Standard">
      <style:paragraph-properties fo:text-align="end" style:justify-single-word="false"/>
      <style:text-properties style:font-name="Arial" style:font-name-complex="Arial1"/>
    </style:style>
    <style:style style:name="P5" style:family="paragraph" style:parent-style-name="Standard">
      <style:paragraph-properties fo:text-align="end" style:justify-single-word="false"/>
      <style:text-properties style:font-name="Arial" officeooo:paragraph-rsid="0020ee98" style:font-name-complex="Arial1"/>
    </style:style>
    <style:style style:name="P6" style:family="paragraph" style:parent-style-name="Standard">
      <style:paragraph-properties fo:text-align="end" style:justify-single-word="false"/>
      <style:text-properties style:font-name="Arial" officeooo:rsid="00213e4b" officeooo:paragraph-rsid="00213e4b" style:font-name-complex="Arial1"/>
    </style:style>
    <style:style style:name="P7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1" style:font-size-complex="14pt"/>
    </style:style>
    <style:style style:name="P8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1" style:font-size-complex="10pt"/>
    </style:style>
    <style:style style:name="P10" style:family="paragraph" style:parent-style-name="Standard">
      <style:text-properties style:font-name="Arial" fo:font-size="10pt" officeooo:rsid="0021a61e" style:font-size-asian="10pt" style:font-name-complex="Arial1" style:font-size-complex="10pt"/>
    </style:style>
    <style:style style:name="P11" style:family="paragraph" style:parent-style-name="Standard">
      <style:text-properties style:font-name="Arial" fo:font-size="10pt" officeooo:rsid="0021a61e" officeooo:paragraph-rsid="0021a61e" style:font-size-asian="10pt" style:font-name-complex="Arial1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9pt" fo:language="pt" fo:country="BR" officeooo:rsid="002d383d" officeooo:paragraph-rsid="002d383d" style:font-name-asian="Calibri" style:font-size-asian="9pt" style:language-asian="en" style:country-asian="US" style:font-name-complex="Times New Roman1" style:font-size-complex="9pt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9pt" officeooo:rsid="0026aa8a" officeooo:paragraph-rsid="00281299" style:font-name-asian="Calibri" style:font-size-asian="9pt" style:language-asian="en" style:country-asian="US" style:font-name-complex="Times New Roman1" style:font-size-complex="9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9pt" officeooo:rsid="002d383d" officeooo:paragraph-rsid="002d383d" style:font-name-asian="Calibri" style:font-size-asian="9pt" style:language-asian="en" style:country-asian="US" style:font-name-complex="Times New Roman1" style:font-size-complex="9pt" style:language-complex="ar" style:country-complex="SA"/>
    </style:style>
    <style:style style:name="P16" style:family="paragraph" style:parent-style-name="Standard">
      <style:text-properties officeooo:rsid="0021a61e" officeooo:paragraph-rsid="0021a61e"/>
    </style:style>
    <style:style style:name="P17" style:family="paragraph" style:parent-style-name="Standard">
      <style:text-properties officeooo:paragraph-rsid="0022fb15"/>
    </style:style>
    <style:style style:name="P18" style:family="paragraph" style:parent-style-name="Standard">
      <style:text-properties officeooo:paragraph-rsid="002365de"/>
    </style:style>
    <style:style style:name="P19" style:family="paragraph" style:parent-style-name="Standard">
      <style:paragraph-properties fo:text-align="end" style:justify-single-word="false"/>
      <style:text-properties fo:color="#63003c" style:font-name="Arial" fo:font-size="24pt" officeooo:rsid="001f1e39" officeooo:paragraph-rsid="0026aa8a" style:font-size-asian="24pt" style:font-name-complex="Arial1" style:font-size-complex="24pt"/>
    </style:style>
    <style:style style:name="P20" style:family="paragraph" style:parent-style-name="Footer">
      <style:text-properties fo:color="#64003c" style:font-name="Open Sans" fo:font-size="9pt" fo:font-weight="bold" style:font-size-asian="9pt" style:font-weight-asian="bold" style:font-name-complex="Open Sans1" style:font-size-complex="9pt" style:font-weight-complex="bold"/>
    </style:style>
    <style:style style:name="P21" style:family="paragraph" style:parent-style-name="Footer">
      <style:text-properties fo:color="#64003c" style:font-name="Open Sans" fo:font-size="9pt" style:font-size-asian="9pt" style:font-name-complex="Open Sans1"/>
    </style:style>
    <style:style style:name="P22" style:family="paragraph" style:parent-style-name="Header">
      <style:text-properties style:font-name="Open Sans" style:font-name-complex="Open Sans1"/>
    </style:style>
    <style:style style:name="P23" style:family="paragraph" style:parent-style-name="Standard">
      <style:paragraph-properties fo:margin-top="0in" fo:margin-bottom="0.139in" loext:contextual-spacing="false" fo:line-height="115%" fo:orphans="2" fo:widows="2"/>
      <style:text-properties style:font-name="Times New Roman" fo:language="pt" fo:country="BR" style:font-name-asian="Trebuchet MS" style:font-name-complex="Times New Roman1"/>
    </style:style>
    <style:style style:name="P24" style:family="paragraph" style:parent-style-name="Standard">
      <style:paragraph-properties fo:margin-top="0.1528in" fo:margin-bottom="0.1528in" loext:contextual-spacing="false"/>
      <style:text-properties style:font-name="Times New Roman" fo:language="pt" fo:country="BR" style:font-name-asian="Trebuchet MS" style:font-name-complex="Times New Roman1"/>
    </style:style>
    <style:style style:name="P25" style:family="paragraph" style:parent-style-name="Standard">
      <style:paragraph-properties fo:margin-top="0.1528in" fo:margin-bottom="0.1528in" loext:contextual-spacing="false"/>
      <style:text-properties fo:font-size="9pt" officeooo:paragraph-rsid="00296cc7" style:font-size-asian="9pt" style:font-size-complex="9pt"/>
    </style:style>
    <style:style style:name="P26" style:family="paragraph" style:parent-style-name="Frame_20_contents">
      <style:paragraph-properties fo:text-align="center" style:justify-single-word="false"/>
    </style:style>
    <style:style style:name="P27" style:family="paragraph" style:parent-style-name="Standard" style:master-page-name="Standard">
      <style:paragraph-properties fo:text-align="end" style:justify-single-word="false" style:page-number="auto"/>
      <style:text-properties fo:color="#63003c" style:font-name="Arial" fo:font-size="24pt" officeooo:rsid="001f1e39" officeooo:paragraph-rsid="0026aa8a" style:font-size-asian="24pt" style:font-name-complex="Arial1" style:font-size-complex="24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9pt" fo:language="pt" fo:country="BR" officeooo:rsid="0026aa8a" officeooo:paragraph-rsid="00281299" style:font-name-asian="Calibri" style:font-size-asian="9pt" style:language-asian="en" style:country-asian="US" style:font-name-complex="Times New Roman1" style:font-size-complex="9pt" style:language-complex="ar" style:country-complex="SA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9pt" officeooo:rsid="002d383d" officeooo:paragraph-rsid="002d383d" style:font-name-asian="Calibri" style:font-size-asian="9pt" style:language-asian="en" style:country-asian="US" style:font-name-complex="Times New Roman1" style:font-size-complex="9pt" style:language-complex="ar" style:country-complex="SA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9pt" officeooo:rsid="0026aa8a" officeooo:paragraph-rsid="0026aa8a" style:font-name-asian="Calibri" style:font-size-asian="9pt" style:language-asian="en" style:country-asian="US" style:font-name-complex="Times New Roman1" style:font-size-complex="9pt" style:language-complex="ar" style:country-complex="SA"/>
    </style:style>
    <style:style style:name="P31" style:family="paragraph" style:parent-style-name="Standard">
      <style:paragraph-properties fo:text-align="justify" style:justify-single-word="false"/>
      <style:text-properties fo:font-size="9pt" officeooo:paragraph-rsid="002d383d" style:font-name-asian="Calibri" style:font-size-asian="9pt" style:language-asian="en" style:country-asian="US" style:font-size-complex="9pt" style:language-complex="ar" style:country-complex="SA"/>
    </style:style>
    <style:style style:name="P32" style:family="paragraph" style:parent-style-name="Standard">
      <style:paragraph-properties fo:margin-top="0.1528in" fo:margin-bottom="0.1528in" loext:contextual-spacing="false"/>
      <style:text-properties fo:font-size="9pt" officeooo:paragraph-rsid="002b610c" style:font-size-asian="9pt" style:font-size-complex="9pt"/>
    </style:style>
    <style:style style:name="P33" style:family="paragraph">
      <loext:graphic-properties draw:fill="solid" draw:fill-color="#ffffff"/>
      <style:paragraph-properties fo:text-align="start"/>
      <style:text-properties fo:font-size="18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style:font-name="Arial" fo:language="en" fo:country="US" style:font-name-complex="Arial1"/>
    </style:style>
    <style:style style:name="T2" style:family="text">
      <style:text-properties fo:color="#ffffff" style:font-name="Arial" fo:language="en" fo:country="US" officeooo:rsid="00213e4b" style:font-name-complex="Arial1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officeooo:rsid="001f1e39" style:font-name-complex="Arial1"/>
    </style:style>
    <style:style style:name="T5" style:family="text">
      <style:text-properties style:font-name="Arial" officeooo:rsid="00213e4b" style:font-name-complex="Arial1"/>
    </style:style>
    <style:style style:name="T6" style:family="text">
      <style:text-properties style:font-name="Arial" fo:font-size="11pt" style:font-size-asian="11pt" style:font-name-complex="Arial1" style:font-size-complex="11pt"/>
    </style:style>
    <style:style style:name="T7" style:family="text">
      <style:text-properties style:font-name="Arial" fo:font-size="11pt" officeooo:rsid="00213e4b" style:font-size-asian="11pt" style:font-name-complex="Arial1" style:font-size-complex="11pt"/>
    </style:style>
    <style:style style:name="T8" style:family="text">
      <style:text-properties style:font-name="Arial" fo:font-size="11pt" officeooo:rsid="002ebbe4" style:font-size-asian="11pt" style:font-name-complex="Arial1" style:font-size-complex="11pt"/>
    </style:style>
    <style:style style:name="T9" style:family="text">
      <style:text-properties style:font-name="Arial" fo:font-size="9pt" style:font-size-asian="9pt" style:font-name-complex="Arial1" style:font-size-complex="9pt"/>
    </style:style>
    <style:style style:name="T10" style:family="text">
      <style:text-properties style:font-name="Arial" fo:font-size="9pt" officeooo:rsid="0020ee98" style:font-size-asian="9pt" style:font-name-complex="Arial1" style:font-size-complex="9pt"/>
    </style:style>
    <style:style style:name="T11" style:family="text">
      <style:text-properties style:font-name="Arial" fo:font-size="9pt" officeooo:rsid="0021a61e" style:font-size-asian="9pt" style:font-name-complex="Arial1" style:font-size-complex="9pt"/>
    </style:style>
    <style:style style:name="T12" style:family="text">
      <style:text-properties style:font-name="Arial" fo:font-size="9pt" officeooo:rsid="0022fb15" style:font-size-asian="9pt" style:font-name-complex="Arial1" style:font-size-complex="9pt"/>
    </style:style>
    <style:style style:name="T13" style:family="text">
      <style:text-properties style:font-name="Arial" fo:font-size="9pt" officeooo:rsid="002365de" style:font-size-asian="9pt" style:font-name-complex="Arial1" style:font-size-complex="9pt"/>
    </style:style>
    <style:style style:name="T14" style:family="text">
      <style:text-properties style:font-name="Arial" fo:font-size="9pt" officeooo:rsid="001f1e39" style:font-size-asian="9pt" style:font-name-complex="Arial1" style:font-size-complex="9pt"/>
    </style:style>
    <style:style style:name="T15" style:family="text">
      <style:text-properties style:font-name="Arial" fo:font-size="9pt" officeooo:rsid="0024be60" style:font-size-asian="9pt" style:font-name-complex="Arial1" style:font-size-complex="9pt"/>
    </style:style>
    <style:style style:name="T16" style:family="text">
      <style:text-properties style:font-name="Arial" fo:font-size="9pt" officeooo:rsid="00250356" style:font-size-asian="9pt" style:font-name-complex="Arial1" style:font-size-complex="9pt"/>
    </style:style>
    <style:style style:name="T17" style:family="text">
      <style:text-properties style:font-name="Arial" fo:font-size="9pt" officeooo:rsid="002599cd" style:font-size-asian="9pt" style:font-name-complex="Arial1" style:font-size-complex="9pt"/>
    </style:style>
    <style:style style:name="T18" style:family="text"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T19" style:family="text">
      <style:text-properties style:font-name="Arial" fo:font-size="16pt" fo:font-weight="bold" officeooo:rsid="0020ee98" style:font-size-asian="16pt" style:font-weight-asian="bold" style:font-name-complex="Arial1" style:font-size-complex="16pt" style:font-weight-complex="bold"/>
    </style:style>
    <style:style style:name="T20" style:family="text">
      <style:text-properties style:font-name="Arial" fo:font-size="10pt" style:font-size-asian="10pt" style:font-name-complex="Arial1" style:font-size-complex="10pt"/>
    </style:style>
    <style:style style:name="T21" style:family="text">
      <style:text-properties style:font-name="Arial" fo:font-size="10pt" officeooo:rsid="0022fb15" style:font-size-asian="10pt" style:font-name-complex="Arial1" style:font-size-complex="10pt"/>
    </style:style>
    <style:style style:name="T22" style:family="text">
      <style:text-properties style:font-name="Times New Roman" fo:font-weight="bold" style:font-weight-asian="bold" style:font-name-complex="Times New Roman1"/>
    </style:style>
    <style:style style:name="T23" style:family="text">
      <style:text-properties style:font-name="Times New Roman" fo:font-weight="bold" style:font-name-asian="Trebuchet MS" style:font-weight-asian="bold" style:font-name-complex="Times New Roman1"/>
    </style:style>
    <style:style style:name="T24" style:family="text">
      <style:text-properties style:font-name="Times New Roman" style:font-name-asian="Trebuchet MS" style:font-name-complex="Times New Roman1"/>
    </style:style>
    <style:style style:name="T25" style:family="text">
      <style:text-properties style:font-name="Times New Roman" officeooo:rsid="002a1718" style:font-name-asian="Trebuchet MS" style:font-name-complex="Times New Roman1"/>
    </style:style>
    <style:style style:name="T26" style:family="text">
      <style:text-properties style:font-name="Times New Roman" officeooo:rsid="002b610c" style:font-name-asian="Trebuchet MS" style:font-name-complex="Times New Roman1"/>
    </style:style>
    <style:style style:name="T27" style:family="text">
      <style:text-properties style:font-name="Times New Roman" style:font-name-complex="Times New Roman1"/>
    </style:style>
    <style:style style:name="T28" style:family="text">
      <style:text-properties style:font-name="Times New Roman" officeooo:rsid="0026aa8a" style:font-name-complex="Times New Roman1"/>
    </style:style>
    <style:style style:name="T29" style:family="text">
      <style:text-properties style:font-name="Times New Roman" officeooo:rsid="002d383d" style:font-name-complex="Times New Roman1"/>
    </style:style>
    <style:style style:name="T30" style:family="text">
      <style:text-properties style:font-name="Times New Roman" fo:language="pt" fo:country="BR" style:font-name-complex="Times New Roman1"/>
    </style:style>
    <style:style style:name="T31" style:family="text">
      <style:text-properties style:font-name="Times New Roman" fo:language="pt" fo:country="BR" officeooo:rsid="002d383d" style:font-name-complex="Times New Roman1"/>
    </style:style>
    <style:style style:name="T32" style:family="text">
      <style:text-properties fo:color="#000000" style:font-name="Arial" officeooo:rsid="001f1e39" style:font-name-asian="Trebuchet MS" style:font-name-complex="Arial1"/>
    </style:style>
    <style:style style:name="T33" style:family="text">
      <style:text-properties officeooo:rsid="002d383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solid" draw:fill-color="#ffffff" draw:textarea-vertical-align="top" draw:auto-grow-height="false" fo:min-height="0.3083in" fo:min-width="0.6008in" fo:padding-top="0.05in" fo:padding-bottom="0.05in" fo:padding-left="0.1in" fo:padding-right="0.1in" fo:wrap-option="wrap" fo:margin-left="0.1252in" fo:margin-right="0.1457in" fo:margin-top="0.05in" fo:margin-bottom="0.07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.0102in" draw:stroke-linejoin="miter" draw:fill="none" draw:textarea-vertical-align="top" draw:auto-grow-height="false" fo:min-height="0.1925in" fo:min-width="1.8728in" fo:padding-top="0.05in" fo:padding-bottom="0.05in" fo:padding-left="0.1in" fo:padding-right="0.1in" fo:wrap-option="wrap" fo:margin-left="0.1252in" fo:margin-right="0.1307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custom-shape text:anchor-type="paragraph" draw:z-index="2" draw:name="Zone de texte 2" draw:style-name="gr2" draw:text-style-name="P34" svg:width="2.0724in" svg:height="0.2921in" draw:transform="rotate (1.5707963267949) translate (-2.34097222222222in 2.075in)"><text:p text:style-name="P26"><text:span text:style-name="T1">NNT : 2017SA</text:span><text:span text:style-name="T2">CLXXXX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/>
      <text:p text:style-name="P19"/>
      <text:p text:style-name="P19"/>
      <text:p text:style-name="P19"/>
      <text:p text:style-name="P19"/>
      <text:p text:style-name="P19">Computational Protein Design : </text:p>
      <text:p text:style-name="P19">un outil pour l’ingénierie des protéines et la biologie synthètique</text:p>
      <text:p text:style-name="P4"/>
      <text:p text:style-name="P4"/>
      <text:p text:style-name="P5">Thèse de doctorat de l'Université Paris-Saclay</text:p>
      <text:p text:style-name="P2"><text:span text:style-name="T3">préparée à </text:span><text:span text:style-name="T4">l’ École Polytechnique</text:span></text:p>
      <text:p text:style-name="P4"/>
      <text:p text:style-name="P4"/>
      <text:p text:style-name="P3"><text:span text:style-name="T3">École doctorale n°</text:span><text:span text:style-name="T5">573</text:span></text:p>
      <text:p text:style-name="P6">INTERFACES: approches interdisciplinaires, fondements,</text:p>
      <text:p text:style-name="P6">applications et innovation</text:p>
      <text:p text:style-name="P1"><text:span text:style-name="T6">Spécialité de doctorat: </text:span><text:span text:style-name="T8">Biologie</text:span></text:p>
      <text:p text:style-name="P7"/>
      <text:p text:style-name="P7"/>
      <text:p text:style-name="P1"><text:span text:style-name="T9">Thèse présentée et soutenue à </text:span><text:span text:style-name="T10">Palaiseau</text:span><text:span text:style-name="T9">, le </text:span><text:span text:style-name="T10">20 Décembre 2017</text:span><text:span text:style-name="T9"> par</text:span></text:p>
      <text:p text:style-name="P9"/>
      <text:p text:style-name="P1"><text:span text:style-name="T18"><text:s/></text:span><text:span text:style-name="T19">David Mignon</text:span><text:span text:style-name="T18"> </text:span></text:p>
      <text:p text:style-name="P12"/>
      <text:p text:style-name="P12"/>
      <text:p text:style-name="P12"/>
      <text:p text:style-name="P8"/>
      <text:p text:style-name="P8">Composition du Jury :</text:p>
      <text:p text:style-name="P8"/>
      <text:p text:style-name="P10">Jean-François Gibrat</text:p>
      <text:p text:style-name="P17"><text:span text:style-name="T12">Directeur de Recherche </text:span><text:span text:style-name="T16">(</text:span><text:span text:style-name="T12">INRA</text:span><text:span text:style-name="T16">)</text:span><text:span text:style-name="T9"><text:tab/><text:tab/> <text:tab/><text:tab/><text:tab/></text:span><text:span text:style-name="T11">Rapporteur</text:span></text:p>
      <text:p text:style-name="P16"><text:span text:style-name="T20">Yves-Henr</text:span><text:span text:style-name="T21">i</text:span><text:span text:style-name="T20"> San</text:span><text:span text:style-name="T21">e</text:span><text:span text:style-name="T20">jouand</text:span></text:p>
      <text:p text:style-name="Standard"><text:span text:style-name="T16">Directeur de recherche</text:span><text:span text:style-name="T9"> (</text:span><text:span text:style-name="T16">Université de Nantes</text:span><text:span text:style-name="T9">)<text:tab/><text:tab/><text:tab/>Rapporteur</text:span></text:p>
      <text:p text:style-name="P11">Alain Denise</text:p>
      <text:p text:style-name="Standard"><text:span text:style-name="T13">Professeur</text:span><text:span text:style-name="T9"> </text:span><text:span text:style-name="T16">(</text:span><text:span text:style-name="T13">Université Paris-Sud</text:span><text:span text:style-name="T9">)<text:tab/><text:tab/><text:tab/><text:tab/><text:tab/></text:span><text:span text:style-name="T15">Examinateur</text:span></text:p>
      <text:p text:style-name="P11">Sophie Barbe</text:p>
      <text:p text:style-name="Standard"><text:span text:style-name="T17">Chargée de recherche</text:span><text:span text:style-name="T9"> (</text:span><text:span text:style-name="T17">INSA</text:span><text:span text:style-name="T9">)<text:tab/><text:tab/><text:tab/><text:tab/><text:tab/>Examinateur</text:span></text:p>
      <text:p text:style-name="P11">Julien Bigot</text:p>
      <text:p text:style-name="Standard"><text:span text:style-name="T13">Chercheur <text:s/></text:span><text:span text:style-name="T16">(</text:span><text:span text:style-name="T13">CEA</text:span><text:span text:style-name="T16">)</text:span><text:span text:style-name="T13"> </text:span><text:span text:style-name="T9"><text:tab/><text:tab/><text:tab/><text:tab/><text:tab/><text:tab/>Examinateur</text:span></text:p>
      <text:p text:style-name="P11">Thomas Simonson</text:p>
      <text:p text:style-name="P18"><text:span text:style-name="T13">Professeur <text:s/></text:span><text:span text:style-name="T16">(</text:span><text:span text:style-name="T14">École Polytechnique</text:span><text:span text:style-name="T13">)</text:span><text:span text:style-name="T14"><text:tab/><text:tab/></text:span><text:span text:style-name="T9"><text:tab/><text:tab/><text:tab/>Directe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DemiLight" svg:font-family="'Noto Sans CJK SC DemiLight'" style:font-family-generic="system" style:font-pitch="variable"/>
    <style:font-face style:name="Open Sans1" svg:font-family="'Open Sans'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together="always" fo:hyphenation-ladder-count="no-limit" fo:keep-with-next="always"/>
      <style:text-properties fo:color="#63003c" style:font-name="Open Sans" fo:font-family="'Open Sans'" style:font-family-generic="roman" style:font-pitch="variable" fo:font-size="18pt" fo:language="en" fo:country="US" style:font-name-asian="Droid Sans Fallback" style:font-family-asian="'Droid Sans Fallback'" style:font-family-generic-asian="system" style:font-pitch-asian="variable" style:font-size-asian="18pt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style:font-weight-complex="bold" fo:hyphenate="true" fo:hyphenation-remain-char-count="2" fo:hyphenation-push-char-count="2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Pied_20_de_20_page_20_Car" style:display-name="Pied de page C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itre_20_1_20_Car" style:display-name="Titre 1 Car" style:family="text" style:parent-style-name="Default_20_Paragraph_20_Font">
      <style:text-properties fo:color="#63003c" style:font-name="Open Sans" fo:font-family="'Open Sans'" style:font-family-generic="roman" style:font-pitch="variable" fo:font-size="18pt" fo:language="en" fo:country="US" style:font-name-asian="Droid Sans Fallback" style:font-family-asian="'Droid Sans Fallback'" style:font-family-generic-asian="system" style:font-pitch-asian="variable" style:font-size-asian="18pt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8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/>
      <style:paragraph-properties fo:text-align="start"/>
      <style:text-properties fo:font-size="18pt"/>
    </style:style>
    <style:style style:name="MP2" style:family="paragraph" style:parent-style-name="Footer">
      <style:text-properties fo:color="#64003c" style:font-name="Open Sans" fo:font-size="9pt" fo:font-weight="bold" style:font-size-asian="9pt" style:font-weight-asian="bold" style:font-name-complex="Open Sans1" style:font-size-complex="9pt" style:font-weight-complex="bold"/>
    </style:style>
    <style:style style:name="MP3" style:family="paragraph" style:parent-style-name="Footer">
      <style:text-properties fo:color="#64003c" style:font-name="Open Sans" fo:font-size="9pt" style:font-size-asian="9pt" style:font-name-complex="Open Sans1"/>
    </style:style>
    <style:style style:name="MP4" style:family="paragraph" style:parent-style-name="Header">
      <style:text-properties style:font-name="Open Sans" style:font-name-complex="Open Sans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6in" fo:margin-right="0.1256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000000" draw:stroke-linejoin="miter" draw:fill="solid" draw:fill-color="#ffffff" draw:textarea-vertical-align="top" draw:auto-grow-height="false" fo:min-height="0.3083in" fo:min-width="0.6008in" fo:padding-top="0.05in" fo:padding-bottom="0.05in" fo:padding-left="0.1in" fo:padding-right="0.1in" fo:wrap-option="wrap" fo:margin-left="0.1252in" fo:margin-right="0.1457in" fo:margin-top="0.05in" fo:margin-bottom="0.07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9291in" fo:margin-bottom="0in" fo:margin-left="2.6626in" fo:margin-right="0.4118in" style:writing-mode="lr-tb" style:layout-grid-color="#c0c0c0" style:layout-grid-lines="243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7874in" fo:margin-left="0in" fo:margin-right="0in" fo:margin-top="0.7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984in" fo:margin-left="0in" fo:margin-right="0in" fo:margin-bottom="0.0591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5909in" fo:margin-bottom="0.4925in" fo:margin-left="0.7874in" fo:margin-right="0.7874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2.2744in" svg:y="-0.8902in" svg:width="2.8752in" svg:height="1.298in" draw:z-index="5"><draw:image xlink:href="Pictures/1000000000000188000000B14C9B61B9D7C4831A.jpg" xlink:type="simple" xlink:show="embed" xlink:actuate="onLoad"/></draw:frame><draw:custom-shape text:anchor-type="paragraph" draw:z-index="0" draw:name="Zone de texte 2" draw:style-name="Mgr1" draw:text-style-name="MP1" svg:width="0.8004in" svg:height="0.4079in" svg:x="-3.8547in" svg:y="-0.7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Picture" text:anchor-type="char" svg:x="-2.6626in" svg:y="-0.9291in" svg:width="2.4957in" svg:height="11.6929in" draw:z-index="1"><draw:image xlink:href="Pictures/10000201000000F1000004688762535FC11595F9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draw:frame draw:style-name="Mfr3" draw:name="Image 1" text:anchor-type="char" svg:x="6.2827in" svg:y="-0.3772in" svg:width="0.6272in" svg:height="0.8638in" draw:z-index="0"><draw:image xlink:href="Pictures/10000200000000A2000000DF74A2C05D874A5863.png" xlink:type="simple" xlink:show="embed" xlink:actuate="onLoad"/></draw:frame>Université Paris-Saclay<text:tab/> <text:s text:c="8"/></text:p>
        <text:p text:style-name="MP3">Espace Technologique / Immeuble Discovery </text:p>
        <text:p text:style-name="MP3">Route de l’Orme aux Merisiers RD 128 / 91190 Saint-Aubin, France </text:p>
      </style:footer>
    </style:master-page>
    <style:master-page style:name="Converted1" style:page-layout-name="Mpm3">
      <style:header>
        <text:p text:style-name="MP4"/>
      </style:header>
      <style:footer>
        <text:p text:style-name="MP2"><draw:frame draw:style-name="Mfr3" draw:name="Image19" text:anchor-type="char" svg:x="6.2827in" svg:y="-0.3772in" svg:width="0.6272in" svg:height="0.8638in" draw:z-index="4"><draw:image xlink:href="Pictures/10000200000000A2000000DF23510ECE0AAA1C0F.png" xlink:type="simple" xlink:show="embed" xlink:actuate="onLoad"/></draw:frame>Université Paris-Saclay<text:tab/> <text:s text:c="8"/></text:p>
        <text:p text:style-name="MP3">Espace Technologique / Immeuble Discovery </text:p>
        <text:p text:style-name="MP3">Route de l’Orme aux Merisiers RD 128 / 91190 Saint-Aubin, France </text:p>
      </style:footer>
    </style:master-page>
    <style:master-page style:name="Converted2" style:page-layout-name="Mpm4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Mazaleyrat</meta:initial-creator>
    <meta:editing-cycles>14</meta:editing-cycles>
    <meta:creation-date>2017-07-04T10:19:00</meta:creation-date>
    <dc:date>2017-10-09T16:36:55.492871501</dc:date>
    <dc:language>fr-FR</dc:language>
    <meta:editing-duration>PT2H7M39S</meta:editing-duration>
    <meta:generator>LibreOffice/5.2.7.2$Linux_X86_64 LibreOffice_project/20m0$Build-2</meta:generator>
    <meta:document-statistic meta:table-count="0" meta:image-count="4" meta:object-count="0" meta:page-count="1" meta:paragraph-count="30" meta:word-count="135" meta:character-count="1075" meta:non-whitespace-character-count="9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